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be9aa" officeooo:paragraph-rsid="000be9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6:29:33.718171807</meta:creation-date>
    <dc:date>2024-11-13T16:30:51.607954408</dc:date>
    <meta:editing-duration>PT1M18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